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82000000137F1DBBF36C7A12E1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ranklin Gothic Book" svg:font-family="'Franklin Gothic Book'" style:font-family-generic="roman" style:font-pitch="variable"/>
    <style:font-face style:name="Franklin Gothic Medium" svg:font-family="'Franklin Gothic Medium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Franklin Gothic Medium1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anklinGothic-Book" svg:font-family="FranklinGothic-Book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2" style:family="table">
      <style:table-properties style:width="25.194cm" fo:margin-left="-0.191cm" fo:margin-top="0cm" fo:margin-bottom="0cm" table:align="left" style:writing-mode="lr-tb"/>
    </style:style>
    <style:style style:name="Table2.A" style:family="table-column">
      <style:table-column-properties style:column-width="1.692cm"/>
    </style:style>
    <style:style style:name="Table2.B" style:family="table-column">
      <style:table-column-properties style:column-width="0.499cm"/>
    </style:style>
    <style:style style:name="Table2.C" style:family="table-column">
      <style:table-column-properties style:column-width="4.752cm"/>
    </style:style>
    <style:style style:name="Table2.D" style:family="table-column">
      <style:table-column-properties style:column-width="5.001cm"/>
    </style:style>
    <style:style style:name="Table2.F" style:family="table-column">
      <style:table-column-properties style:column-width="3cm"/>
    </style:style>
    <style:style style:name="Table2.G" style:family="table-column">
      <style:table-column-properties style:column-width="5.248cm"/>
    </style:style>
    <style:style style:name="Table2.1" style:family="table-row">
      <style:table-row-properties style:min-row-height="0.998cm"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.2" style:family="table-row">
      <style:table-row-properties style:min-row-height="0.792cm" fo:keep-together="auto"/>
    </style:style>
    <style:style style:name="Table2.A2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2.3" style:family="table-row">
      <style:table-row-properties style:min-row-height="3.281cm" fo:keep-together="auto"/>
    </style:style>
    <style:style style:name="Table2.4" style:family="table-row">
      <style:table-row-properties style:min-row-height="0.093cm" fo:keep-together="auto"/>
    </style:style>
    <style:style style:name="Table2.5" style:family="table-row">
      <style:table-row-properties style:min-row-height="4.651cm" fo:keep-together="auto"/>
    </style:style>
    <style:style style:name="Table4" style:family="table" style:master-page-name="Converted2">
      <style:table-properties style:width="25.194cm" fo:margin-left="-0.191cm" fo:margin-top="0cm" fo:margin-bottom="0cm" style:page-number="auto" table:align="left" style:writing-mode="lr-tb"/>
    </style:style>
    <style:style style:name="Table4.A" style:family="table-column">
      <style:table-column-properties style:column-width="1.692cm"/>
    </style:style>
    <style:style style:name="Table4.B" style:family="table-column">
      <style:table-column-properties style:column-width="0.499cm"/>
    </style:style>
    <style:style style:name="Table4.C" style:family="table-column">
      <style:table-column-properties style:column-width="4.752cm"/>
    </style:style>
    <style:style style:name="Table4.D" style:family="table-column">
      <style:table-column-properties style:column-width="5.001cm"/>
    </style:style>
    <style:style style:name="Table4.F" style:family="table-column">
      <style:table-column-properties style:column-width="8.248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4.3" style:family="table-row">
      <style:table-row-properties style:min-row-height="10.37cm" fo:keep-together="auto"/>
    </style:style>
    <style:style style:name="Table4.A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.4" style:family="table-row">
      <style:table-row-properties style:min-row-height="1.917cm" fo:keep-together="auto"/>
    </style:style>
    <style:style style:name="Table5" style:family="table">
      <style:table-properties style:width="25.194cm" fo:margin-left="-0.191cm" fo:margin-top="0cm" fo:margin-bottom="0cm" table:align="left" style:writing-mode="lr-tb"/>
    </style:style>
    <style:style style:name="Table5.A" style:family="table-column">
      <style:table-column-properties style:column-width="3.06cm"/>
    </style:style>
    <style:style style:name="Table5.B" style:family="table-column">
      <style:table-column-properties style:column-width="0.542cm"/>
    </style:style>
    <style:style style:name="Table5.C" style:family="table-column">
      <style:table-column-properties style:column-width="5.149cm"/>
    </style:style>
    <style:style style:name="Table5.D" style:family="table-column">
      <style:table-column-properties style:column-width="4.697cm"/>
    </style:style>
    <style:style style:name="Table5.E" style:family="table-column">
      <style:table-column-properties style:column-width="4.995cm"/>
    </style:style>
    <style:style style:name="Table5.F" style:family="table-column">
      <style:table-column-properties style:column-width="6.749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5.3" style:family="table-row">
      <style:table-row-properties style:min-row-height="11.026cm" fo:keep-together="auto"/>
    </style:style>
    <style:style style:name="Table5.A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4" style:family="table-row">
      <style:table-row-properties style:min-row-height="1.917cm" fo:keep-together="auto"/>
    </style:style>
    <style:style style:name="Table6" style:family="table">
      <style:table-properties style:width="25.194cm" fo:margin-left="-0.191cm" fo:margin-top="0cm" fo:margin-bottom="0cm" table:align="left" style:writing-mode="lr-tb"/>
    </style:style>
    <style:style style:name="Table6.A" style:family="table-column">
      <style:table-column-properties style:column-width="1.692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4.521cm"/>
    </style:style>
    <style:style style:name="Table6.D" style:family="table-column">
      <style:table-column-properties style:column-width="4.999cm"/>
    </style:style>
    <style:style style:name="Table6.E" style:family="table-column">
      <style:table-column-properties style:column-width="4.747cm"/>
    </style:style>
    <style:style style:name="Table6.F" style:family="table-column">
      <style:table-column-properties style:column-width="8.484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Table6.3" style:family="table-row">
      <style:table-row-properties style:min-row-height="10.377cm" fo:keep-together="auto"/>
    </style:style>
    <style:style style:name="Table6.A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.4" style:family="table-row">
      <style:table-row-properties style:min-row-height="1.917cm" fo:keep-together="auto"/>
    </style:style>
    <style:style style:name="P1" style:family="paragraph" style:parent-style-name="Footer">
      <style:text-properties fo:color="#8b8678" fo:font-size="9pt" style:font-size-asian="9pt" style:font-size-complex="9pt"/>
    </style:style>
    <style:style style:name="P2" style:family="paragraph" style:parent-style-name="Standard">
      <style:text-properties fo:font-size="9pt" fo:language="sma" fo:country="NO" style:font-size-asian="9pt" style:font-size-complex="8pt"/>
    </style:style>
    <style:style style:name="P3" style:family="paragraph" style:parent-style-name="Standard">
      <style:text-properties fo:font-size="9pt" fo:language="sma" fo:country="NO" style:font-size-asian="9pt" style:font-size-complex="8pt" fo:background-color="#ffff00"/>
    </style:style>
    <style:style style:name="P4" style:family="paragraph" style:parent-style-name="Standard">
      <style:text-properties fo:font-size="9pt" fo:language="sma" fo:country="NO" style:font-size-asian="9pt" style:language-asian="nn" style:country-asian="NO" style:font-name-complex="Franklin Gothic Book1" style:font-size-complex="10pt"/>
    </style:style>
    <style:style style:name="P5" style:family="paragraph" style:parent-style-name="Standard">
      <style:text-properties fo:font-size="9pt" fo:language="sma" fo:country="NO" style:font-size-asian="9pt" style:font-size-complex="9pt"/>
    </style:style>
    <style:style style:name="P6" style:family="paragraph" style:parent-style-name="Standard">
      <style:text-properties fo:font-size="9pt" fo:language="sma" fo:country="NO" style:font-size-asian="9pt" style:font-name-complex="FranklinGothic-Book" style:font-size-complex="9pt"/>
    </style:style>
    <style:style style:name="P7" style:family="paragraph" style:parent-style-name="Standard">
      <style:text-properties fo:font-size="9pt" fo:language="sma" fo:country="NO" fo:font-weight="bold" style:font-size-asian="9pt" style:font-weight-asian="bold" style:font-size-complex="8pt"/>
    </style:style>
    <style:style style:name="P8" style:family="paragraph" style:parent-style-name="Standard">
      <style:text-properties fo:font-size="9pt" fo:language="sma" fo:country="NO" fo:font-weight="bold" style:font-size-asian="9pt" style:font-weight-asian="bold" style:font-size-complex="9pt"/>
    </style:style>
    <style:style style:name="P9" style:family="paragraph" style:parent-style-name="Standard">
      <style:text-properties fo:font-size="9pt" fo:language="sma" fo:country="NO" fo:font-style="italic" fo:font-weight="bold" style:font-size-asian="9pt" style:font-style-asian="italic" style:font-weight-asian="bold" style:font-size-complex="8pt"/>
    </style:style>
    <style:style style:name="P10" style:family="paragraph" style:parent-style-name="Standard">
      <style:text-properties fo:font-size="9pt" fo:language="sma" fo:country="NO" fo:font-style="italic" fo:font-weight="bold" style:font-size-asian="9pt" style:font-style-asian="italic" style:font-weight-asian="bold" style:font-size-complex="9pt"/>
    </style:style>
    <style:style style:name="P11" style:family="paragraph" style:parent-style-name="Standard">
      <style:text-properties fo:language="sma" fo:country="NO"/>
    </style:style>
    <style:style style:name="P12" style:family="paragraph" style:parent-style-name="Standard">
      <style:text-properties style:font-name="Calibri" fo:font-size="9pt" fo:language="sma" fo:country="NO" fo:font-weight="bold" style:font-size-asian="9pt" style:font-weight-asian="bold" style:font-size-complex="8pt"/>
    </style:style>
    <style:style style:name="P13" style:family="paragraph" style:parent-style-name="Standard">
      <style:text-properties style:font-name="Calibri" fo:font-size="9pt" fo:language="sma" fo:country="NO" style:font-size-asian="9pt" style:font-size-complex="8pt"/>
    </style:style>
    <style:style style:name="P14" style:family="paragraph" style:parent-style-name="Standard">
      <style:text-properties style:font-name="Calibri" fo:font-size="9pt" fo:language="sma" fo:country="NO" fo:font-style="italic" style:font-size-asian="9pt" style:font-style-asian="italic" style:font-size-complex="8pt"/>
    </style:style>
    <style:style style:name="P15" style:family="paragraph" style:parent-style-name="Standard">
      <style:text-properties style:font-name="Calibri" fo:font-size="9pt" style:font-size-asian="9pt" style:font-size-complex="8pt"/>
    </style:style>
    <style:style style:name="P16" style:family="paragraph" style:parent-style-name="Standard">
      <style:text-properties style:font-name="Calibri" fo:font-size="9pt" fo:font-weight="bold" style:font-size-asian="9pt" style:font-weight-asian="bold" style:font-size-complex="8pt"/>
    </style:style>
    <style:style style:name="P17" style:family="paragraph" style:parent-style-name="Standard">
      <style:paragraph-properties fo:margin-top="0.212cm" fo:margin-bottom="0cm" loext:contextual-spacing="false"/>
    </style:style>
    <style:style style:name="P18" style:family="paragraph" style:parent-style-name="Standard" style:master-page-name="Converted1">
      <style:paragraph-properties style:page-number="auto"/>
      <style:text-properties fo:color="#000000" fo:font-size="9pt" fo:language="sma" fo:country="NO" style:font-size-asian="9pt" style:language-asian="nn" style:country-asian="NO" style:font-name-complex="Franklin Gothic Book1" style:font-size-complex="9pt"/>
    </style:style>
    <style:style style:name="P19" style:family="paragraph" style:parent-style-name="Standard">
      <style:paragraph-properties fo:break-before="page"/>
      <style:text-properties fo:font-size="9pt" fo:language="sma" fo:country="NO" fo:font-weight="bold" style:font-size-asian="9pt" style:font-weight-asian="bold" style:font-size-complex="9pt"/>
    </style:style>
    <style:style style:name="T1" style:family="text">
      <style:text-properties fo:font-size="9pt" fo:language="sma" fo:country="NO" style:font-size-asian="9pt" style:font-size-complex="8pt"/>
    </style:style>
    <style:style style:name="T2" style:family="text">
      <style:text-properties fo:font-size="9pt" fo:language="sma" fo:country="NO" style:font-size-asian="9pt" style:language-asian="nn" style:country-asian="NO" style:font-name-complex="Franklin Gothic Book1" style:font-size-complex="10pt"/>
    </style:style>
    <style:style style:name="T3" style:family="text">
      <style:text-properties fo:font-size="9pt" fo:language="sma" fo:country="NO" style:font-size-asian="9pt" style:font-size-complex="9pt"/>
    </style:style>
    <style:style style:name="T4" style:family="text">
      <style:text-properties fo:font-size="9pt" fo:language="sma" fo:country="NO" style:font-size-asian="9pt" style:font-name-complex="FranklinGothic-Book" style:font-size-complex="9pt"/>
    </style:style>
    <style:style style:name="T5" style:family="text">
      <style:text-properties fo:font-size="9pt" fo:language="sma" fo:country="NO" fo:font-weight="bold" style:font-size-asian="9pt" style:font-weight-asian="bold" style:font-size-complex="8pt"/>
    </style:style>
    <style:style style:name="T6" style:family="text">
      <style:text-properties fo:font-size="9pt" fo:language="sma" fo:country="NO" fo:font-weight="bold" style:font-size-asian="9pt" style:font-weight-asian="bold" style:font-size-complex="9pt"/>
    </style:style>
    <style:style style:name="T7" style:family="text">
      <style:text-properties fo:font-size="9pt" fo:language="sma" fo:country="NO" fo:font-style="italic" fo:font-weight="bold" style:font-size-asian="9pt" style:font-style-asian="italic" style:font-weight-asian="bold" style:font-size-complex="8pt"/>
    </style:style>
    <style:style style:name="T8" style:family="text">
      <style:text-properties fo:color="#1f497d" style:font-name="Calibri" fo:font-style="italic" style:font-style-asian="italic"/>
    </style:style>
    <style:style style:name="T9" style:family="text">
      <style:text-properties style:font-name="Calibri" fo:font-size="15pt" fo:language="sma" fo:country="NO" fo:font-style="italic" style:font-size-asian="15pt" style:font-style-asian="italic"/>
    </style:style>
    <style:style style:name="T10" style:family="text">
      <style:text-properties style:font-name="Calibri" fo:font-size="15pt" fo:language="sma" fo:country="NO" fo:font-style="italic" style:font-size-asian="15pt" style:font-style-asian="italic" style:font-size-complex="14pt"/>
    </style:style>
    <style:style style:name="T11" style:family="text">
      <style:text-properties style:font-name="Calibri" fo:font-size="13pt" fo:language="sma" fo:country="NO" fo:font-style="italic" style:font-size-asian="13pt" style:font-style-asian="italic"/>
    </style:style>
    <style:style style:name="T12" style:family="text">
      <style:text-properties style:font-name="Calibri" fo:font-size="9pt" fo:language="sma" fo:country="NO" fo:font-weight="bold" style:font-size-asian="9pt" style:font-weight-asian="bold" style:font-size-complex="8pt"/>
    </style:style>
    <style:style style:name="T13" style:family="text">
      <style:text-properties style:font-name="Calibri" fo:font-size="9pt" fo:language="sma" fo:country="NO" style:font-size-asian="9pt" style:font-size-complex="8pt"/>
    </style:style>
    <style:style style:name="T14" style:family="text">
      <style:text-properties style:font-name="Calibri" fo:font-size="9pt" style:font-size-asian="9pt" style:font-size-complex="8pt"/>
    </style:style>
    <style:style style:name="T15" style:family="text">
      <style:text-properties style:font-name="Calibri" fo:font-size="9pt" fo:font-weight="bold" style:font-size-asian="9pt" style:font-weight-asian="bold" style:font-size-complex="8pt"/>
    </style:style>
    <style:style style:name="T16" style:family="text">
      <style:text-properties style:font-name="Calibri" fo:font-size="8pt" fo:font-weight="bold" style:font-size-asian="8pt" style:font-weight-asian="bold" style:font-size-complex="8pt"/>
    </style:style>
    <style:style style:name="T17" style:family="text">
      <style:text-properties fo:color="#ffffff" fo:font-size="13pt" fo:language="sma" fo:country="NO" style:font-size-asian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row table:style-name="Table2.1">
          <table:table-cell table:style-name="Table2.A1" table:number-columns-spanned="3" office:value-type="string">
            <text:p text:style-name="Standard"><text:span text:style-name="T1">Skuvle:</text:span></text:p>
            <text:p text:style-name="P2"/>
          </table:table-cell>
          <table:covered-table-cell/>
          <table:covered-table-cell/>
          <table:table-cell table:style-name="Table2.A1" office:value-type="string">
            <text:p text:style-name="Standard"><text:span text:style-name="T1">Dåehkie:</text:span></text:p>
          </table:table-cell>
          <table:table-cell table:style-name="Table2.A1" office:value-type="string">
            <text:p text:style-name="Standard"><text:span text:style-name="T1">Eksaminande nr.</text:span></text:p>
          </table:table-cell>
          <table:table-cell table:style-name="Table2.A1" office:value-type="string">
            <text:p text:style-name="Standard"><text:span text:style-name="T1">Faagekode</text:span></text:p>
          </table:table-cell>
          <table:table-cell table:style-name="Table2.A1" office:value-type="string">
            <text:p text:style-name="Standard"><text:span text:style-name="T1"><text:s/>Laavenjasse nr. <text:s text:c="17"/></text:span>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><text:span text:style-name="T5">1</text:span></text:p>
          </table:table-cell>
          <table:table-cell table:style-name="Table2.A2" office:value-type="string">
            <text:p text:style-name="Standard"><text:span text:style-name="T5">Karaktere 2</text:span></text:p>
            <text:p text:style-name="P7"/>
          </table:table-cell>
          <table:table-cell table:style-name="Table2.A2" office:value-type="string">
            <text:p text:style-name="Standard"><text:span text:style-name="T5">Karakterh 3- 4</text:span></text:p>
            <text:p text:style-name="P7"/>
          </table:table-cell>
          <table:table-cell table:style-name="Table2.A2" office:value-type="string">
            <text:p text:style-name="Standard"><text:span text:style-name="T5">Karakterh 5 – 6 </text:span></text:p>
            <text:p text:style-name="P7"/>
          </table:table-cell>
          <table:table-cell table:style-name="Table2.A2" table:number-columns-spanned="2" office:value-type="string">
            <text:p text:style-name="Standard"><text:span text:style-name="T5">Lahtestimmieh</text:span></text:p>
          </table:table-cell>
          <table:covered-table-cell/>
        </table:table-row>
        <table:table-row table:style-name="Table2.3">
          <table:table-cell table:style-name="Table2.A2" office:value-type="string">
            <text:p text:style-name="P9"/>
            <text:p text:style-name="Standard"><text:span text:style-name="T7">Åejvie-mïele: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7"><text:span text:style-name="T1">Lea aelhkies/ ånnetje sjyöhtehke vaestiedasse åenehksvaestiedassebielese </text:span></text:p>
            <text:p text:style-name="P2"/>
            <text:p text:style-name="Standard"><text:span text:style-name="T1">lea aelhkies/ånnetje sjyöhtehke vaestiedasse guhkiesvaestiedassebielese </text:span></text:p>
            <text:p text:style-name="P2"/>
            <text:p text:style-name="Standard"><text:span text:style-name="T1">ånnetje goerkesem jïh åtnoem lissiehtamme tjaalegijstie vuesehte <text:s/></text:span></text:p>
            <text:p text:style-name="P2"/>
          </table:table-cell>
          <table:table-cell table:style-name="Table2.A1" office:value-type="string">
            <text:p text:style-name="P17"><text:span text:style-name="T1">Lea jeenjemasth sjyöhtehke vaestiedasse åenehksvaestiedassebielese</text:span></text:p>
            <text:p text:style-name="P2"/>
            <text:p text:style-name="Standard"><text:span text:style-name="T1">lea jeenjemasth sjyöhtehke vaestiedasse guhkievaestiedassebielese </text:span></text:p>
            <text:p text:style-name="P4"/>
            <text:p text:style-name="Standard"><text:span text:style-name="T2">goerkesem jïh åtnoem lissiehtamme tjaalegijstie vuesehte </text:span></text:p>
            <text:p text:style-name="P2"/>
          </table:table-cell>
          <table:table-cell table:style-name="Table2.A1" office:value-type="string">
            <text:p text:style-name="P17"><text:span text:style-name="T1">Lea veele jïh sjyöhtehke vaestiedasse åenehksvaestiedassebielese</text:span></text:p>
            <text:p text:style-name="P2"/>
            <text:p text:style-name="Standard"><text:span text:style-name="T1">lea elliesåbpoe jïh sjyöhtehke vaestiedasse guhkievaestiedasse bielese </text:span></text:p>
            <text:p text:style-name="P4"/>
            <text:p text:style-name="Standard"><text:span text:style-name="T2">goerkesem jïh jïjtjeraarehke åtnoem lissiehtamme tjaalegijstie vuesehte </text:span></text:p>
            <text:p text:style-name="P2"/>
          </table:table-cell>
          <table:table-cell table:style-name="Table2.A1" table:number-columns-spanned="2" office:value-type="string">
            <text:p text:style-name="P2"/>
          </table:table-cell>
          <table:covered-table-cell/>
        </table:table-row>
        <table:table-row table:style-name="Table2.4">
          <table:table-cell table:style-name="Table2.A2" office:value-type="string">
            <text:p text:style-name="P7"/>
            <text:p text:style-name="Standard"><text:span text:style-name="T5">Gïele jïh byjjes maeh-teles-voeth: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7"><text:span text:style-name="T3">lea aelhkies dorjesovveme </text:span></text:p>
            <text:p text:style-name="P5"/>
            <text:p text:style-name="P2"/>
            <text:p text:style-name="P2"/>
            <text:p text:style-name="Standard"><text:span text:style-name="T1">vuesehte såemiesmearan ektiemimmiem raajesi jïh boelhki gaskem </text:span></text:p>
            <text:p text:style-name="P2"/>
            <text:p text:style-name="Standard"><text:span text:style-name="T1">vuesehte dïhte såemiesmearan hammoevierhkem haalva </text:span></text:p>
            <text:p text:style-name="P2"/>
            <text:p text:style-name="Standard"><text:span text:style-name="T1">vuesehte dïhte såemiesmearan ortografijem jïh væhtabiejemem haalva </text:span></text:p>
            <text:p text:style-name="P2"/>
            <text:p text:style-name="Standard"><text:span text:style-name="T1">sitaati jïh jïjtjedorjeme tjaalegi gaskem joekehtahta jïh gaaltijidie neebnie</text:span></text:p>
            <text:p text:style-name="P2"/>
          </table:table-cell>
          <table:table-cell table:style-name="Table2.A1" office:value-type="string">
            <text:p text:style-name="P17"><text:span text:style-name="T1">lea tjïelke dorjesovveme, hijven jïh maereles baakoeveahkine </text:span></text:p>
            <text:p text:style-name="P2"/>
            <text:p text:style-name="P2"/>
            <text:p text:style-name="Standard"><text:span text:style-name="T1">vuesehte hijven ektiedimmiem raajesi jïh boelhki gaskem </text:span></text:p>
            <text:p text:style-name="P2"/>
            <text:p text:style-name="P2"/>
            <text:p text:style-name="Standard"><text:span text:style-name="T1">vuesehte dïhte jeenjemasth hammoevierhkem haalva</text:span></text:p>
            <text:p text:style-name="P2"/>
            <text:p text:style-name="Standard"><text:span text:style-name="T1">vuesehte dïhte jeenjemasth ortografijem jïh væhtabiejemem haalva</text:span></text:p>
            <text:p text:style-name="P2"/>
            <text:p text:style-name="Standard"><text:span text:style-name="T1">sitaath tsiehkesje jïh gaaltijide vuesehte <text:s/></text:span></text:p>
            <text:p text:style-name="P2"/>
            <text:p text:style-name="P5"/>
          </table:table-cell>
          <table:table-cell table:style-name="Table2.A1" office:value-type="string">
            <text:p text:style-name="P17"><text:span text:style-name="T1">lea tjïelke jïh veele dorjesovveme, maereles jïh gellielaaketje baakoeveahkine </text:span></text:p>
            <text:p text:style-name="P2"/>
            <text:p text:style-name="Standard"><text:span text:style-name="T1">vuesehte dan hijven ektiedimmiem raajesi jïh boelhki gaskem jïh jeereldihkie gïeline</text:span></text:p>
            <text:p text:style-name="P2"/>
            <text:p text:style-name="Standard"><text:span text:style-name="T1">vuesehte dïhte hammoevierhkem haalva </text:span></text:p>
            <text:p text:style-name="P2"/>
            <text:p text:style-name="Standard"><text:span text:style-name="T3">vuesehte dïhte ortografijem jïh væhtabiejemem haalva </text:span></text:p>
            <text:p text:style-name="P6"/>
            <text:p text:style-name="P6"/>
            <text:p text:style-name="Standard"><text:span text:style-name="T4">sitaath tsiehkesje jïh gaaltijidie veelelaakan vuesehte </text:span></text:p>
            <text:p text:style-name="P5"/>
          </table:table-cell>
          <table:table-cell table:style-name="Table2.A1" table:number-columns-spanned="2" office:value-type="string">
            <text:p text:style-name="P8"/>
            <text:p text:style-name="P7"/>
            <text:p text:style-name="P2"/>
          </table:table-cell>
          <table:covered-table-cell/>
        </table:table-row>
        <table:table-row table:style-name="Table2.5">
          <table:table-cell table:style-name="Table2.A2" office:value-type="string">
            <text:p text:style-name="P7"/>
            <text:p text:style-name="Standard"><text:span text:style-name="T5">Åenehks vaestie-dasse 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7"/>
            <text:p text:style-name="Standard"><text:span text:style-name="T1">lea ånnetje tematihkeles ektiedimmiem jïh aelhkies struktuvrem åtna </text:span></text:p>
            <text:p text:style-name="P2"/>
            <text:p text:style-name="Standard"><text:span text:style-name="T1">faageles aamhtesh tjïelkeste, aelhkieslaakan lahteste jallh argumenterade </text:span></text:p>
            <text:p text:style-name="P2"/>
            <text:p text:style-name="Standard"><text:span text:style-name="T1">vuajna jarkoestamme gielem baakoste baakose jarkoestamma jïh baakoeöörnegen mietie</text:span></text:p>
            <text:p text:style-name="P3"/>
            <text:p text:style-name="Standard"><text:span text:style-name="T1">tjuvhtehte naan <text:s/>sjïere væhtah tjaaleginie</text:span></text:p>
            <text:p text:style-name="P5"/>
            <text:p text:style-name="Standard"><text:span text:style-name="T3">aelhkie faagegïelem åtna</text:span></text:p>
            <text:p text:style-name="P2"/>
          </table:table-cell>
          <table:table-cell table:style-name="Table2.A1" office:value-type="string">
            <text:p text:style-name="P7"/>
            <text:p text:style-name="Standard"><text:span text:style-name="T1">lea tematihkeles ektiedimmiem jïh maereles struktuvrem åtna </text:span></text:p>
            <text:p text:style-name="P2"/>
            <text:p text:style-name="P2"/>
            <text:p text:style-name="Standard"><text:span text:style-name="T1">faageles aamhtesh tjïelkeste, tjïelkelaakan lahteste jallh argumenterade </text:span></text:p>
            <text:p text:style-name="P2"/>
            <text:p text:style-name="Standard"><text:span text:style-name="T1">tjaalegem jeenjemasth <text:s/>jarkoste jïh sjïehtede hijven gïeline</text:span></text:p>
            <text:p text:style-name="P5"/>
            <text:p text:style-name="P5"/>
            <text:p text:style-name="Standard"><text:span text:style-name="T3">sjïere væhtah tjaaleginie tjïelkeste </text:span></text:p>
            <text:p text:style-name="P5"/>
            <text:p text:style-name="P5"/>
            <text:p text:style-name="Standard"><text:span text:style-name="T3">maereles faagegïelem åtna </text:span></text:p>
            <text:p text:style-name="P2"/>
          </table:table-cell>
          <table:table-cell table:style-name="Table2.A1" office:value-type="string">
            <text:p text:style-name="P7"/>
            <text:p text:style-name="Standard"><text:span text:style-name="T1">lea tematihkeles ektiedimmiem jïh tjïelke, maereles struktuvrem åtna </text:span></text:p>
            <text:p text:style-name="P2"/>
            <text:p text:style-name="P2"/>
            <text:p text:style-name="Standard"><text:span text:style-name="T1">faageles aamhtesh tjïelkeste, </text:span></text:p>
            <text:p text:style-name="Standard"><text:span text:style-name="T1">tjïelkelaakan jïh veele lahteste jallh argumenterade </text:span></text:p>
            <text:p text:style-name="P2"/>
            <text:p text:style-name="Standard"><text:span text:style-name="T1">tjaalegem jarkoste jïh sjïehtede veele jïh gellielaaketje gïeline</text:span></text:p>
            <text:p text:style-name="P2"/>
            <text:p text:style-name="P5"/>
            <text:p text:style-name="Standard"><text:span text:style-name="T3">sjïere væhtah tjaaleginie tjïelke tjïelkeste </text:span></text:p>
            <text:p text:style-name="P5"/>
            <text:p text:style-name="Standard"><text:span text:style-name="T3">veele jïh maereles faagegïelem åtna </text:span></text:p>
            <text:p text:style-name="P2"/>
          </table:table-cell>
          <table:table-cell table:style-name="Table2.A1" table:number-columns-spanned="2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 table:style-name="Table4.1">
          <table:table-cell table:style-name="Table4.A1" table:number-columns-spanned="6" office:value-type="string">
            <text:p text:style-name="Standard"><text:span text:style-name="T9">Bievnijes, argumetereles jïh ussjeden tjaalegh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Standard"><text:span text:style-name="T12">1</text:span></text:p>
          </table:table-cell>
          <table:table-cell table:style-name="Table4.A1" office:value-type="string">
            <text:p text:style-name="Standard"><text:span text:style-name="T12">Karaktere 2</text:span></text:p>
            <text:p text:style-name="P12"/>
          </table:table-cell>
          <table:table-cell table:style-name="Table4.A1" office:value-type="string">
            <text:p text:style-name="Standard"><text:span text:style-name="T12">Karakterh 3 – 4</text:span></text:p>
            <text:p text:style-name="P12"/>
          </table:table-cell>
          <table:table-cell table:style-name="Table4.A1" office:value-type="string">
            <text:p text:style-name="Standard"><text:span text:style-name="T12">Karakterh 5 – 6</text:span></text:p>
            <text:p text:style-name="P12"/>
          </table:table-cell>
          <table:table-cell table:style-name="Table4.A1" office:value-type="string">
            <text:p text:style-name="Standard"><text:span text:style-name="T12">Lahtestimmieh </text:span></text:p>
          </table:table-cell>
        </table:table-row>
        <table:table-row table:style-name="Table4.3">
          <table:table-cell table:style-name="Table4.A3" office:value-type="string">
            <text:p text:style-name="P12"/>
            <text:p text:style-name="Standard"><text:span text:style-name="T12">Bievnijes, argumentereles jïh ussjeden tjaalegh </text:span></text:p>
          </table:table-cell>
          <table:table-cell table:style-name="Table4.A3" office:value-type="string">
            <text:p text:style-name="P13"/>
          </table:table-cell>
          <table:table-cell table:style-name="Table4.A3" office:value-type="string">
            <text:p text:style-name="P13"/>
            <text:p text:style-name="Standard"><text:span text:style-name="T13">Aktem såemiesmearan tematihkeles ektiedimmiem jïh aelhkie struktuvrem åtna</text:span></text:p>
            <text:p text:style-name="P13"/>
            <text:p text:style-name="Standard"><text:span text:style-name="T13">Faageles aamhtesh aelhkie tjïelkeste </text:span></text:p>
            <text:p text:style-name="P13"/>
            <text:p text:style-name="P13"/>
            <text:p text:style-name="Standard"><text:span text:style-name="T13">Åejvievuajnoem såemiesmearan vaajeste </text:span></text:p>
            <text:p text:style-name="P13"/>
            <text:p text:style-name="Standard"><text:span text:style-name="T13">Vuajnoeh såemiesmearan argumenterade </text:span></text:p>
            <text:p text:style-name="P13"/>
            <text:p text:style-name="Standard"><text:span text:style-name="T13">Aelhkie ussjede </text:span></text:p>
            <text:p text:style-name="P13"/>
            <text:p text:style-name="P13"/>
            <text:p text:style-name="P13"/>
            <text:p text:style-name="Standard"><text:span text:style-name="T13">Naan vuesiehtimmieh jïh/jallh momenth meatan åtna </text:span></text:p>
            <text:p text:style-name="P13"/>
            <text:p text:style-name="Standard"><text:span text:style-name="T13">Lea maam akt tjåanghkan geasa jallh aelkies konklusjovnh åtna </text:span></text:p>
            <text:p text:style-name="P13"/>
            <text:p text:style-name="Standard"><text:span text:style-name="T13">Ånnetje refleksjovnem vuesehte </text:span></text:p>
            <text:p text:style-name="P13"/>
            <text:p text:style-name="P13"/>
            <text:p text:style-name="Standard"><text:span text:style-name="T13">Gaaltijeåtnoem vuesehte (jis dam nuhtjie)</text:span></text:p>
            <text:p text:style-name="P13"/>
          </table:table-cell>
          <table:table-cell table:style-name="Table4.A3" office:value-type="string">
            <text:p text:style-name="P13"/>
            <text:p text:style-name="Standard"><text:span text:style-name="T13">Aktem tematihkeles ektiedimmiem jïh naan tjïelke struktuvrem åtna </text:span></text:p>
            <text:p text:style-name="P13"/>
            <text:p text:style-name="P13"/>
            <text:p text:style-name="Standard"><text:span text:style-name="T13">Faageles aamhtesh tjïelkeste </text:span></text:p>
            <text:p text:style-name="P13"/>
            <text:p text:style-name="P13"/>
            <text:p text:style-name="P13"/>
            <text:p text:style-name="Standard"><text:span text:style-name="T13">Åejvievuajnoem dorjesåvva</text:span></text:p>
            <text:p text:style-name="P13"/>
            <text:p text:style-name="P13"/>
            <text:p text:style-name="Standard"><text:span text:style-name="T13">Vuajnoeh eensi argumenterade </text:span></text:p>
            <text:p text:style-name="P13"/>
            <text:p text:style-name="P13"/>
            <text:p text:style-name="Standard"><text:span text:style-name="T13">Tjïelkes ussjede, maehtelesvoetem vuesehte aamhtesem digkede tjïelkelaakan</text:span></text:p>
            <text:p text:style-name="P13"/>
            <text:p text:style-name="Standard"><text:span text:style-name="T13">Sjyötehke vuesiehtimmieh jïh/jallh momenth åtna </text:span></text:p>
            <text:p text:style-name="P13"/>
            <text:p text:style-name="Standard"><text:span text:style-name="T13">Tjåanghkan giesemh dorjesåvva jallh konklusjovnh åtna </text:span></text:p>
            <text:p text:style-name="P13"/>
            <text:p text:style-name="Standard"><text:span text:style-name="T13">Såemiesmearan jallh hijven refleksjovnem vuesehte </text:span></text:p>
            <text:p text:style-name="P13"/>
            <text:p text:style-name="Standard"><text:span text:style-name="T13">Åtnoem sjyötehke gaaltijijstie vuesehte (jis dam nuhjtjie) </text:span></text:p>
          </table:table-cell>
          <table:table-cell table:style-name="Table4.A3" office:value-type="string">
            <text:p text:style-name="P13"/>
            <text:p text:style-name="Standard"><text:span text:style-name="T13">Aktem tjïelke tematihkeles ektiedimmiem jïh hijven struktuvrem åtna </text:span></text:p>
            <text:p text:style-name="P13"/>
            <text:p text:style-name="Standard"><text:span text:style-name="T13">Faageles aamhtesh tjïelkeste sjyötehke, tjïelke jïh maereles vuekine</text:span></text:p>
            <text:p text:style-name="P13"/>
            <text:p text:style-name="Standard"><text:span text:style-name="T13">Åejvievuajnoem tjïelkes jïh veele dorjesåvva </text:span></text:p>
            <text:p text:style-name="P13"/>
            <text:p text:style-name="Standard"><text:span text:style-name="T13">Vuajnoeh eensi, vïjries jïh jïjtjeraarehke argumenterade </text:span></text:p>
            <text:p text:style-name="P13"/>
            <text:p text:style-name="Standard"><text:span text:style-name="T13">Tjïelkes ussjede, maehtelesvoetem vuesehte aamhtesem eensi jïh gellielaaketje vuekine digkede </text:span></text:p>
            <text:p text:style-name="P13"/>
            <text:p text:style-name="Standard"><text:span text:style-name="T13">Sjyötehke vuesiehtimmieh jïh/jallh moenth åtna mejtie maereles </text:span></text:p>
            <text:p text:style-name="P13"/>
            <text:p text:style-name="Standard"><text:span text:style-name="T13">Tjåanghkan giesemh tjïelke dorjesåvva jallh konsklusjovnh åtna </text:span></text:p>
            <text:p text:style-name="P13"/>
            <text:p text:style-name="Standard"><text:span text:style-name="T13">Jolle refleksjovnedaltesem åtna, jïjtjeraarehkevoetem vuesehte </text:span></text:p>
            <text:p text:style-name="P13"/>
            <text:p text:style-name="Standard"><text:span text:style-name="T13">Jïjtjeraarehe åtnoem sjyötehke vuesehte (jis dam nuhtjie)</text:span></text:p>
          </table:table-cell>
          <table:table-cell table:style-name="Table4.A3" office:value-type="string">
            <text:p text:style-name="P13"/>
          </table:table-cell>
        </table:table-row>
        <table:table-row table:style-name="Table4.4">
          <table:table-cell table:style-name="Table4.A1" table:number-columns-spanned="2" office:value-type="string">
            <text:p text:style-name="Standard"><text:span text:style-name="T16">Tjåenghkies vuarja-sjimmie åenehks jïh guhkies vaestie-dimmjste</text:span></text:p>
          </table:table-cell>
          <table:covered-table-cell/>
          <table:table-cell table:style-name="Table4.A1" office:value-type="string">
            <text:p text:style-name="P15"/>
            <text:p text:style-name="Standard"><text:span text:style-name="T14">Tjåenghkies learohken vaestiedasse vuesehte </text:span><text:span text:style-name="T15">vuelege maahtoem faagesne</text:span></text:p>
          </table:table-cell>
          <table:table-cell table:style-name="Table4.A1" office:value-type="string">
            <text:p text:style-name="P13"/>
            <text:p text:style-name="Standard"><text:span text:style-name="T13">Tjåenghkies learohken vaestiedasse vuesehte </text:span><text:span text:style-name="T12">naa hijven</text:span><text:span text:style-name="T13"> jallh </text:span><text:span text:style-name="T12">hijven maahtoem faagesne</text:span><text:span text:style-name="T13">. </text:span></text:p>
          </table:table-cell>
          <table:table-cell table:style-name="Table4.A1" office:value-type="string">
            <text:p text:style-name="P13"/>
            <text:p text:style-name="Standard"><text:span text:style-name="T13">Tjåenghkies learohken vaestiedasse vuesehte </text:span><text:span text:style-name="T12">dan hijven</text:span><text:span text:style-name="T13"> jallh </text:span><text:span text:style-name="T12">joekoen hijven maahtoem faagesne</text:span><text:span text:style-name="T13">. </text:span></text:p>
          </table:table-cell>
          <table:table-cell table:style-name="Table4.A1" office:value-type="string">
            <text:p text:style-name="P11"/>
            <text:p text:style-name="Standard"><text:span text:style-name="T6">Karaktereraeriestimmie:</text:span></text:p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columns-spanned="6" office:value-type="string">
            <text:p text:style-name="Standard"><text:span text:style-name="T10">Analyseradimmieh, toelhkestimmieh jïh viertiestimmieh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Standard"><text:span text:style-name="T12">1</text:span></text:p>
          </table:table-cell>
          <table:table-cell table:style-name="Table5.A1" office:value-type="string">
            <text:p text:style-name="Standard"><text:span text:style-name="T12">Karaktere 2</text:span></text:p>
            <text:p text:style-name="P12"/>
          </table:table-cell>
          <table:table-cell table:style-name="Table5.A1" office:value-type="string">
            <text:p text:style-name="Standard"><text:span text:style-name="T12">Karakterh 3 – 4 </text:span></text:p>
            <text:p text:style-name="P12"/>
          </table:table-cell>
          <table:table-cell table:style-name="Table5.A1" office:value-type="string">
            <text:p text:style-name="Standard"><text:span text:style-name="T12">Karakterh 5 -6 </text:span></text:p>
          </table:table-cell>
          <table:table-cell table:style-name="Table5.A1" office:value-type="string">
            <text:p text:style-name="Standard"><text:span text:style-name="T12">Lahtestimmieh</text:span></text:p>
          </table:table-cell>
        </table:table-row>
        <table:table-row table:style-name="Table5.3">
          <table:table-cell table:style-name="Table5.A3" office:value-type="string">
            <text:p text:style-name="P12"/>
            <text:p text:style-name="Standard"><text:span text:style-name="T12">Analyseradimmieh, toelhkestimmieh jïh viertiestimmieh </text:span></text:p>
            <text:p text:style-name="P12"/>
          </table:table-cell>
          <table:table-cell table:style-name="Table5.A3" office:value-type="string">
            <text:p text:style-name="P13"/>
          </table:table-cell>
          <table:table-cell table:style-name="Table5.A3" office:value-type="string">
            <text:p text:style-name="P17"><text:span text:style-name="T13">Tjuvhtehte såemies viehkiedïrregh tjaalegisnie </text:span></text:p>
            <text:p text:style-name="P13"/>
            <text:p text:style-name="P13"/>
            <text:p text:style-name="Standard"><text:span text:style-name="T13">Tjuvhtehte naan bielide argumentasjovnine jïh apellehammoej åtnoem </text:span></text:p>
            <text:p text:style-name="P13"/>
            <text:p text:style-name="Standard"><text:span text:style-name="T13">tjuvhtehte naan bielide teemesne/dïjresne/åejvievuajnosne</text:span></text:p>
            <text:p text:style-name="P13"/>
            <text:p text:style-name="Standard"><text:span text:style-name="T13">tjaalegh aelhkies vuekine ussjede </text:span></text:p>
            <text:p text:style-name="P13"/>
            <text:p text:style-name="P13"/>
            <text:p text:style-name="Standard"><text:span text:style-name="T13">naan vuarjasjimmieh åtna </text:span></text:p>
            <text:p text:style-name="P13"/>
            <text:p text:style-name="P13"/>
            <text:p text:style-name="Standard"><text:span text:style-name="T13">naan bielieh tjaaleginie vierteste </text:span></text:p>
            <text:p text:style-name="P13"/>
            <text:p text:style-name="P13"/>
            <text:p text:style-name="Standard"><text:span text:style-name="T13">aelhkies faagegïelem åtna </text:span></text:p>
            <text:p text:style-name="P13"/>
            <text:p text:style-name="P13"/>
            <text:p text:style-name="Standard"><text:span text:style-name="T13">ånnetje gïeleldh/ kultuvrehistovrijes ektiedimmiem damta </text:span></text:p>
            <text:p text:style-name="P13"/>
            <text:p text:style-name="P13"/>
            <text:p text:style-name="Standard"><text:span text:style-name="T13">gaaltijeåtnoem vuesehte (jis nuhtijie)</text:span></text:p>
          </table:table-cell>
          <table:table-cell table:style-name="Table5.A3" office:value-type="string">
            <text:p text:style-name="P17"><text:span text:style-name="T13">Digkede såemies viehkiedïrregh jïh såemiesmearan tjaalegisnie vuesehte guktie dejtie utnedh </text:span></text:p>
            <text:p text:style-name="P13"/>
            <text:p text:style-name="Standard"><text:span text:style-name="T13">Digkede åejvietsiehkieh argumentasjovnine jïh apellehammoej åtnoem </text:span></text:p>
            <text:p text:style-name="P13"/>
            <text:p text:style-name="Standard"><text:span text:style-name="T13">teemam/dïjrem/</text:span></text:p>
            <text:p text:style-name="Standard"><text:span text:style-name="T13">åejvievuajnoem digkede</text:span></text:p>
            <text:p text:style-name="P13"/>
            <text:p text:style-name="Standard"><text:span text:style-name="T13">tjaalegh faageles sjyötehke vuekine ussjede </text:span></text:p>
            <text:p text:style-name="P13"/>
            <text:p text:style-name="Standard"><text:span text:style-name="T13">vuarjasjimmieh åtna jïh vuajnoeh tjïelkeste </text:span></text:p>
            <text:p text:style-name="P13"/>
            <text:p text:style-name="Standard"><text:span text:style-name="T13">tjaalegh vierteste tjïelke vuekine </text:span></text:p>
            <text:p text:style-name="P13"/>
            <text:p text:style-name="P13"/>
            <text:p text:style-name="Standard"><text:span text:style-name="T13">sjyötehke faagegïelem åtna </text:span></text:p>
            <text:p text:style-name="P13"/>
            <text:p text:style-name="P13"/>
            <text:p text:style-name="Standard"><text:span text:style-name="T13">tjaalegem gïeleldh/ kultuvrehistovrijes ektiedæmman buakta</text:span></text:p>
            <text:p text:style-name="P13"/>
            <text:p text:style-name="Standard"><text:span text:style-name="T13">åtnoem sjyötehke gaaltijistie vuesehte (jis nuhtjie) </text:span></text:p>
          </table:table-cell>
          <table:table-cell table:style-name="Table5.A3" office:value-type="string">
            <text:p text:style-name="P17"><text:span text:style-name="T13">Digkede jïh vuarjesje viehkiedïrregh jïh vuesehte guktie dejtie tjaalegisnie tsevtsieh</text:span></text:p>
            <text:p text:style-name="P13"/>
            <text:p text:style-name="Standard"><text:span text:style-name="T13">Digkede tjïelke argumentasjovnine, apellehammoej åtnoem jïh guktie dej tsevtsieh</text:span></text:p>
            <text:p text:style-name="P13"/>
            <text:p text:style-name="Standard"><text:span text:style-name="T13">teemam/dïjre/ åejvievuajnoem tjïelke digkede </text:span></text:p>
            <text:p text:style-name="P13"/>
            <text:p text:style-name="Standard"><text:span text:style-name="T13">tjaalegh faageles sjyötehke jïh jïjtjeraarehke vuekine ussjede </text:span></text:p>
            <text:p text:style-name="P13"/>
            <text:p text:style-name="Standard"><text:span text:style-name="T13">jïjtjeraarehke vuarjasjimmieh åtna jïh vuajnoeh tjïelkeste </text:span></text:p>
            <text:p text:style-name="P13"/>
            <text:p text:style-name="Standard"><text:span text:style-name="T13">tjaalegh vierteste gellielaaketje vuekine </text:span></text:p>
            <text:p text:style-name="P13"/>
            <text:p text:style-name="Standard"><text:span text:style-name="T13">veele jïh sjyötehke faagegïelem åtna </text:span></text:p>
            <text:p text:style-name="P13"/>
            <text:p text:style-name="Standard"><text:span text:style-name="T13">tjaalegem gïeleldh/ kultuvrehistovrijes ektiedæmman buakta tjïelke vuekine </text:span></text:p>
            <text:p text:style-name="P13"/>
            <text:p text:style-name="Standard"><text:span text:style-name="T13">jïjtjeraarehke åtnoem sjyötehke gaaltijijstie vuesehte (jis nuhtjie)</text:span></text:p>
          </table:table-cell>
          <table:table-cell table:style-name="Table5.A3" office:value-type="string">
            <text:p text:style-name="Standard"><text:span text:style-name="T13"><text:s/></text:span></text:p>
            <text:p text:style-name="P14"/>
          </table:table-cell>
        </table:table-row>
        <table:table-row table:style-name="Table5.4">
          <table:table-cell table:style-name="Table5.A1" table:number-columns-spanned="2" office:value-type="string">
            <text:p text:style-name="P16"/>
            <text:p text:style-name="Standard"><text:span text:style-name="T15">Tjåenghkies vuarja-sjimmie åenehks jïh guhkies vaestie-dimmjste</text:span></text:p>
            <text:p text:style-name="P13"/>
          </table:table-cell>
          <table:covered-table-cell/>
          <table:table-cell table:style-name="Table5.A1" office:value-type="string">
            <text:p text:style-name="P15"/>
            <text:p text:style-name="Standard"><text:span text:style-name="T14">Tjåenghkies learohken vaestiedasse vuesehte </text:span><text:span text:style-name="T15">vuelege maahtoem faagesne</text:span></text:p>
          </table:table-cell>
          <table:table-cell table:style-name="Table5.A1" office:value-type="string">
            <text:p text:style-name="P13"/>
            <text:p text:style-name="Standard"><text:span text:style-name="T13">Tjåenghkies learohken vaestiedasse vuesehte </text:span><text:span text:style-name="T12">naa hijven</text:span><text:span text:style-name="T13"> jallh </text:span><text:span text:style-name="T12">hijven maahtoem faagesne</text:span><text:span text:style-name="T13">. </text:span></text:p>
          </table:table-cell>
          <table:table-cell table:style-name="Table5.A1" office:value-type="string">
            <text:p text:style-name="P13"/>
            <text:p text:style-name="Standard"><text:span text:style-name="T13">Tjåenghkies learohken vaestiedasse vuesehte </text:span><text:span text:style-name="T12">dan hijven</text:span><text:span text:style-name="T13"> jallh </text:span><text:span text:style-name="T12">joekoen hijven maahtoem faagesne</text:span><text:span text:style-name="T13">. </text:span></text:p>
          </table:table-cell>
          <table:table-cell table:style-name="Table5.A1" office:value-type="string">
            <text:p text:style-name="P8"/>
            <text:p text:style-name="Standard"><text:span text:style-name="T6">Karaktereraeriestimmie: </text:span></text:p>
            <text:p text:style-name="P13"/>
          </table:table-cell>
        </table:table-row>
      </table:table>
      <text:p text:style-name="P8"/>
      <text:p text:style-name="P1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columns-spanned="6" office:value-type="string">
            <text:p text:style-name="Standard"><text:span text:style-name="T10">Skaepiedihks tjaaleg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2"/>
          </table:table-cell>
          <table:table-cell table:style-name="Table6.A1" office:value-type="string">
            <text:p text:style-name="Standard"><text:span text:style-name="T12">1</text:span></text:p>
          </table:table-cell>
          <table:table-cell table:style-name="Table6.A1" office:value-type="string">
            <text:p text:style-name="Standard"><text:span text:style-name="T12">Karaktere 2</text:span></text:p>
            <text:p text:style-name="P12"/>
          </table:table-cell>
          <table:table-cell table:style-name="Table6.A1" office:value-type="string">
            <text:p text:style-name="Standard"><text:span text:style-name="T12">Karaktere <text:s/>3 – 4</text:span></text:p>
            <text:p text:style-name="P12"/>
          </table:table-cell>
          <table:table-cell table:style-name="Table6.A1" office:value-type="string">
            <text:p text:style-name="Standard"><text:span text:style-name="T12">Karaktere 5 – 6</text:span></text:p>
            <text:p text:style-name="P12"/>
          </table:table-cell>
          <table:table-cell table:style-name="Table6.A1" office:value-type="string">
            <text:p text:style-name="Standard"><text:span text:style-name="T12">Lahtestimmieh</text:span></text:p>
          </table:table-cell>
        </table:table-row>
        <table:table-row table:style-name="Table6.3">
          <table:table-cell table:style-name="Table6.A3" office:value-type="string">
            <text:p text:style-name="Standard"><text:span text:style-name="T12">Skaepie-dihks</text:span></text:p>
            <text:p text:style-name="Standard"><text:span text:style-name="T12">tjaalegh:</text:span></text:p>
          </table:table-cell>
          <table:table-cell table:style-name="Table6.A3" office:value-type="string">
            <text:p text:style-name="P13"/>
          </table:table-cell>
          <table:table-cell table:style-name="Table6.A3" office:value-type="string">
            <text:p text:style-name="P13"/>
            <text:p text:style-name="Standard"><text:span text:style-name="T13">Struktuvrem åtna mij jeenjemasth ulmine jïh aamhtesinie latjkesisnie </text:span></text:p>
            <text:p text:style-name="P13"/>
            <text:p text:style-name="Standard"><text:span text:style-name="T13">naan aelhkies gïeleldh viehkiedïrregh åtna </text:span></text:p>
            <text:p text:style-name="P13"/>
            <text:p text:style-name="P13"/>
            <text:p text:style-name="Standard"><text:span text:style-name="T13">naan gïeleldh skaepiedihksvoetetm vuesehte </text:span></text:p>
            <text:p text:style-name="P13"/>
            <text:p text:style-name="P13"/>
            <text:p text:style-name="Standard"><text:span text:style-name="T13">vuesehte naan vuesiehtimmieh jïh/jallh vuajnoeh veeljeme </text:span></text:p>
            <text:p text:style-name="P13"/>
            <text:p text:style-name="P13"/>
            <text:p text:style-name="P13"/>
            <text:p text:style-name="Standard"><text:span text:style-name="T13">såemiesmearan gïeleldh/ kultuvrehistovrijes maahtoem vuesehte (jis sjyötehke) </text:span></text:p>
            <text:p text:style-name="Standard"><text:span text:style-name="T13"><text:s/></text:span></text:p>
            <text:p text:style-name="P13"/>
            <text:p text:style-name="Standard"><text:span text:style-name="T13">lissietjaalegh nuhtjie aelhkies vuekine </text:span></text:p>
            <text:p text:style-name="P13"/>
          </table:table-cell>
          <table:table-cell table:style-name="Table6.A3" office:value-type="string">
            <text:p text:style-name="P13"/>
            <text:p text:style-name="Standard"><text:span text:style-name="T13">Struktuvrem åtna mij ulmine jïh aamhtesinie latjkesisnie </text:span></text:p>
            <text:p text:style-name="P13"/>
            <text:p text:style-name="P13"/>
            <text:p text:style-name="Standard"><text:span text:style-name="T13">gïeleldh viehkiedïrregh voerkes vuekine åtna </text:span></text:p>
            <text:p text:style-name="P13"/>
            <text:p text:style-name="Standard"><text:span text:style-name="T13"><text:s/></text:span></text:p>
            <text:p text:style-name="Standard"><text:span text:style-name="T13">gïeleldh skaepiedihksvoetem vuesehte </text:span></text:p>
            <text:p text:style-name="P13"/>
            <text:p text:style-name="P13"/>
            <text:p text:style-name="Standard"><text:span text:style-name="T13">skaepiedihksvoetem vuesehte vuesiehtimmine jïh/jallh vuajnojne </text:span></text:p>
            <text:p text:style-name="P13"/>
            <text:p text:style-name="P13"/>
            <text:p text:style-name="P13"/>
            <text:p text:style-name="P13"/>
            <text:p text:style-name="Standard"><text:span text:style-name="T13">gïeleldh/ kultuvrehistovijes maahtoem vuesehte (jis sjyhtehke)</text:span></text:p>
            <text:p text:style-name="P13"/>
            <text:p text:style-name="P13"/>
            <text:p text:style-name="Standard"><text:span text:style-name="T13">lissietjaalegh nuhtjie jïjtjeraarehken vuekine </text:span></text:p>
            <text:p text:style-name="P13"/>
          </table:table-cell>
          <table:table-cell table:style-name="Table6.A3" office:value-type="string">
            <text:p text:style-name="P13"/>
            <text:p text:style-name="Standard"><text:span text:style-name="T13">Jïjtjeraarehke hammode, jïh struktuvrem åtna mij ulmine jïh aamhtesinie latjkesisnie </text:span></text:p>
            <text:p text:style-name="P13"/>
            <text:p text:style-name="Standard"><text:span text:style-name="T13">viehkiedïrregh åtna goerehte jïh <text:s/>voerkes vuekine </text:span></text:p>
            <text:p text:style-name="Standard"><text:span text:style-name="T13">geavaha </text:span></text:p>
            <text:p text:style-name="P13"/>
            <text:p text:style-name="Standard"><text:span text:style-name="T13">gïeleldh skaepiedihksvoetem vuesehte jïh persovneles gïelem åtna </text:span></text:p>
            <text:p text:style-name="P13"/>
            <text:p text:style-name="Standard"><text:span text:style-name="T13">skaepiedihksvoetem jïh originalitetem vuesehte vuesiehtimmine jïh/jallh vuajnojne</text:span></text:p>
            <text:p text:style-name="P13"/>
            <text:p text:style-name="Standard"><text:span text:style-name="T13">gïeleldh/kultuvrehistovijes maahtoem vuesehte jïh ussjede dan bïjre (jis sjyötehke) </text:span></text:p>
            <text:p text:style-name="P13"/>
            <text:p text:style-name="P13"/>
            <text:p text:style-name="Standard"><text:span text:style-name="T13">lissietjaalegh nuhtjie jïjtjeraarehken jïh skaepiedihks vuekine </text:span></text:p>
          </table:table-cell>
          <table:table-cell table:style-name="Table6.A3" office:value-type="string">
            <text:p text:style-name="P13"/>
            <text:p text:style-name="P13"/>
          </table:table-cell>
        </table:table-row>
        <table:table-row table:style-name="Table6.4">
          <table:table-cell table:style-name="Table6.A1" table:number-columns-spanned="2" office:value-type="string">
            <text:p text:style-name="Standard"><text:span text:style-name="T15">Tjåenghkies vuarjasjimmie åenehks jïh guhkies vaestie-dimmjste</text:span></text:p>
          </table:table-cell>
          <table:covered-table-cell/>
          <table:table-cell table:style-name="Table6.A1" office:value-type="string">
            <text:p text:style-name="P15"/>
            <text:p text:style-name="Standard"><text:span text:style-name="T14">Tjåenghkies learohken vaestiedasse vuesehte </text:span><text:span text:style-name="T15">vuelege maahtoem faagesne</text:span></text:p>
          </table:table-cell>
          <table:table-cell table:style-name="Table6.A1" office:value-type="string">
            <text:p text:style-name="P13"/>
            <text:p text:style-name="Standard"><text:span text:style-name="T13">Tjåenghkies learohken vaestiedasse vuesehte </text:span><text:span text:style-name="T12">naa hijven</text:span><text:span text:style-name="T13"> jallh </text:span><text:span text:style-name="T12">hijven maahtoem faagesne</text:span><text:span text:style-name="T13">. </text:span></text:p>
          </table:table-cell>
          <table:table-cell table:style-name="Table6.A1" office:value-type="string">
            <text:p text:style-name="P13"/>
            <text:p text:style-name="Standard"><text:span text:style-name="T13">Tjåenghkies learohken vaestiedasse vuesehte </text:span><text:span text:style-name="T12">dan hijven</text:span><text:span text:style-name="T13"> jallh </text:span><text:span text:style-name="T12">joekoen hijven maahtoem faagesne</text:span><text:span text:style-name="T13">. </text:span></text:p>
          </table:table-cell>
          <table:table-cell table:style-name="Table6.A1" office:value-type="string">
            <text:p text:style-name="P7"/>
            <text:p text:style-name="Standard"><text:span text:style-name="T5">Karaktereraeriestimmie: </text:span></text:p>
            <text:p text:style-name="P13"/>
          </table:table-cell>
        </table:table-row>
      </table:table>
      <text:p text:style-name="Standard"><text:span text:style-name="T5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Franklin Gothic Book" svg:font-family="'Franklin Gothic Book'" style:font-family-generic="roman" style:font-pitch="variable"/>
    <style:font-face style:name="Franklin Gothic Medium" svg:font-family="'Franklin Gothic Medium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Franklin Gothic Medium1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anklinGothic-Book" svg:font-family="FranklinGothic-Book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font-name="Franklin Gothic Book" fo:font-family="'Franklin Gothic Book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0.529cm"/>
      <style:text-properties style:language-asian="en" style:country-asian="US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line-height="0.706cm"/>
      <style:text-properties style:font-name="Franklin Gothic Medium" fo:font-family="'Franklin Gothic Medium'" style:font-family-generic="roman" style:font-pitch="variable" fo:font-weight="bold" style:language-asian="en" style:country-asian="US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line-height="0.529cm"/>
      <style:text-properties style:font-name="Franklin Gothic Medium" fo:font-family="'Franklin Gothic Medium'" style:font-family-generic="roman" style:font-pitch="variable" fo:font-weight="bold" style:language-asian="en" style:country-asian="US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il_20_Topptekst_20__2b__20_Fet" style:display-name="Stil Topptekst + Fet" style:family="paragraph" style:parent-style-name="Header" style:default-outline-level="1" style:list-style-name="">
      <style:paragraph-properties fo:line-height="0.706cm">
        <style:tab-stops/>
      </style:paragraph-properties>
      <style:text-properties style:font-name="Franklin Gothic Medium" fo:font-family="'Franklin Gothic Medium'" style:font-family-generic="roman" style:font-pitch="variable" fo:font-size="18pt" fo:font-weight="bold" style:font-size-asian="18pt" style:language-asian="en" style:country-asian="US" style:font-weight-asian="bold" style:font-weight-complex="bold"/>
    </style:style>
    <style:style style:name="Stil_20_Undertittel_20__2b__20_Franklin_20_Gothic_20_Book_20_18_20_pt_20_Fet" style:display-name="Stil Undertittel + Franklin Gothic Book 18 pt Fet" style:family="paragraph" style:parent-style-name="Subtitle" style:default-outline-level="1" style:list-style-name="">
      <style:paragraph-properties fo:margin-top="0.423cm" fo:margin-bottom="0cm" loext:contextual-spacing="false" fo:line-height="0.706cm" fo:text-align="start" style:justify-single-word="false"/>
      <style:text-properties style:font-name="Franklin Gothic Medium1" fo:font-family="'Franklin Gothic Medium'" style:font-family-generic="swiss" style:font-pitch="variable" fo:font-size="18pt" fo:font-weight="bold" style:font-size-asian="18pt" style:language-asian="en" style:country-asian="US" style:font-weight-asian="bold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Normal_20__28_Web_29_" style:display-name="Normal (Web)" style:family="paragraph" style:parent-style-name="Standard" style:default-outline-level="">
      <style:paragraph-properties fo:margin-top="0.265cm" fo:margin-bottom="0cm" loext:contextual-spacing="false"/>
      <style:text-properties style:font-name="Times New Roman" fo:font-family="'Times New Roman'" style:font-family-generic="roman" style:font-pitch="variable"/>
    </style:style>
    <style:style style:name="Char_20_Char" style:display-name="Char Char" style:family="paragraph" style:parent-style-name="Standard" style:default-outline-level="">
      <style:paragraph-properties fo:margin-top="0cm" fo:margin-bottom="0.282cm" loext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line-height="0.529cm"/>
      <style:text-properties style:font-name="Arial" fo:font-family="Arial" style:font-family-generic="roman" style:font-pitch="variable" fo:font-size="10pt" style:font-size-asian="10pt" style:language-asian="en" style:country-asian="US" style:font-size-complex="10pt"/>
    </style:style>
    <style:style style:name="Char_20_Char1" style:display-name="Char Char1" style:family="paragraph" style:parent-style-name="Standard" style:default-outline-level="">
      <style:paragraph-properties fo:margin-top="0cm" fo:margin-bottom="0.282cm" loext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Revision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Franklin Gothic Book" fo:font-family="'Franklin Gothic Book'" style:font-family-generic="roman" style:font-pitch="variable" fo:font-size="12pt" style:font-size-asian="12pt" style:font-size-complex="12pt"/>
    </style:style>
    <style:style style:name="A2" style:family="paragraph" style:parent-style-name="Heading_20_3" style:default-outline-level="">
      <style:paragraph-properties fo:margin-top="0cm" fo:margin-bottom="0cm" loext:contextual-spacing="false" fo:line-height="0.6cm" fo:keep-with-next="auto"/>
      <style:text-properties style:font-name="Franklin Gothic Book" fo:font-family="'Franklin Gothic Book'" style:font-family-generic="roman" style:font-pitch="variable" fo:font-size="14pt" style:font-size-asian="14pt" style:language-asian="en" style:country-asian="US" style:font-size-complex="14pt" style:font-weight-complex="normal"/>
    </style:style>
    <style:style style:name="A1" style:family="paragraph" style:parent-style-name="Heading_20_2" style:default-outline-level="">
      <style:text-properties style:font-name="Franklin Gothic Book" fo:font-family="'Franklin Gothic Book'" style:font-family-generic="roman" style:font-pitch="variable" fo:font-size="18pt" style:font-size-asian="18pt" style:font-size-complex="18pt"/>
    </style:style>
    <style:style style:name="Default_20_Paragraph_20_Font" style:display-name="Default Paragraph Font" style:family="text"/>
    <style:style style:name="Overskrift_20_1_20_Tegn" style:display-name="Overskrift 1 Tegn" style:family="text">
      <style:text-properties style:font-name="Franklin Gothic Medium" fo:font-family="'Franklin Gothic Medium'" style:font-family-generic="roman" style:font-pitch="variable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Overskrift_20_2_20_Tegn" style:display-name="Overskrift 2 Tegn" style:family="text">
      <style:text-properties style:font-name="Franklin Gothic Medium" fo:font-family="'Franklin Gothic Medium'" style:font-family-generic="roman" style:font-pitch="variable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Overskrift_20_3_20_Tegn" style:display-name="Overskrift 3 Tegn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opptekst_20_Tegn" style:display-name="Topptekst Tegn" style:family="text">
      <style:text-properties style:font-name="Franklin Gothic Book" fo:font-family="'Franklin Gothic Book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nntekst_20_Tegn" style:display-name="Bunntekst Tegn" style:family="text">
      <style:text-properties style:font-name="Franklin Gothic Book" fo:font-family="'Franklin Gothic Book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rødtekst_20_Tegn" style:display-name="Brødtekst Tegn" style:family="text"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Undertittel_20_Tegn" style:display-name="Undertittel Tegn" style:family="text">
      <style:text-properties style:font-name="Cambria" fo:font-family="Cambria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Normal_20__28_Web_29__20_Tegn" style:display-name="Normal (Web) Tegn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tnotetekst_20_Tegn" style:display-name="Fotnotetekst Tegn" style:family="text">
      <style:text-properties style:font-name="Arial" fo:font-family="Arial" style:font-family-generic="roman" style:font-pitch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Bobletekst_20_Tegn" style:display-name="Bobletekst Tegn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Merknadstekst_20_Tegn" style:display-name="Merknadstekst Tegn" style:family="text">
      <style:text-properties style:font-name="Franklin Gothic Book" fo:font-family="'Franklin Gothic Book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Kommentaremne_20_Tegn" style:display-name="Kommentaremne Tegn" style:family="text">
      <style:text-properties style:font-name="Franklin Gothic Book" fo:font-family="'Franklin Gothic Book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4pt" fo:font-weight="bold" style:font-size-asian="14pt" style:font-weight-asian="bold" style:font-size-complex="14pt"/>
    </style:style>
    <style:style style:name="ListLabel_20_2" style:display-name="ListLabel 2" style:family="text">
      <style:text-properties fo:font-weight="bold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size="14pt" style:font-name-asian="Times New Roman1" style:font-family-asian="'Times New Roman'" style:font-family-generic-asian="system" style:font-pitch-asian="variable" style:font-size-asian="14pt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-">
        <style:list-level-properties text:list-level-position-and-space-mode="label-alignment">
          <style:list-level-label-alignment text:label-followed-by="listtab" fo:text-indent="-0.635cm" fo:margin-left="2.233cm"/>
        </style:list-level-properties>
        <style:text-properties fo:font-family="Calibri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3.503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773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043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7.313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583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853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1.123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39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4" text:bullet-char="-">
        <style:list-level-properties text:list-level-position-and-space-mode="label-alignment">
          <style:list-level-label-alignment text:label-followed-by="listtab" fo:text-indent="-0.635cm" fo:margin-left="1.598cm"/>
        </style:list-level-properties>
        <style:text-properties fo:font-family="'Franklin Gothic Book'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868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3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408cm"/>
        </style:list-level-properties>
        <style:text-properties fo:font-family="Symbol" style:font-charset="x-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678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48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218cm"/>
        </style:list-level-properties>
        <style:text-properties fo:font-family="Symbol" style:font-charset="x-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488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5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27.504cm" fo:margin-left="-2.501cm" fo:margin-top="0cm" fo:margin-bottom="0cm" table:align="left" style:writing-mode="lr-tb"/>
    </style:style>
    <style:style style:name="Table1.A" style:family="table-column">
      <style:table-column-properties style:column-width="2.249cm"/>
    </style:style>
    <style:style style:name="Table1.B" style:family="table-column">
      <style:table-column-properties style:column-width="22.504cm"/>
    </style:style>
    <style:style style:name="Table1.C" style:family="table-column">
      <style:table-column-properties style:column-width="2.7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1pt solid #8b8678" fo:border-bottom="none"/>
    </style:style>
    <style:style style:name="Table3" style:family="table">
      <style:table-properties style:width="27.504cm" fo:margin-left="-2.501cm" fo:margin-top="0cm" fo:margin-bottom="0cm" table:align="left" style:writing-mode="lr-tb"/>
    </style:style>
    <style:style style:name="Table3.A" style:family="table-column">
      <style:table-column-properties style:column-width="2.249cm"/>
    </style:style>
    <style:style style:name="Table3.B" style:family="table-column">
      <style:table-column-properties style:column-width="22.504cm"/>
    </style:style>
    <style:style style:name="Table3.C" style:family="table-column">
      <style:table-column-properties style:column-width="2.7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none" fo:border-right="none" fo:border-top="1pt solid #8b8678" fo:border-bottom="none"/>
    </style:style>
    <style:style style:name="Table7" style:family="table">
      <style:table-properties style:width="27.504cm" fo:margin-left="-2.501cm" fo:margin-top="0cm" fo:margin-bottom="0cm" table:align="left" style:writing-mode="lr-tb"/>
    </style:style>
    <style:style style:name="Table7.A" style:family="table-column">
      <style:table-column-properties style:column-width="2.249cm"/>
    </style:style>
    <style:style style:name="Table7.B" style:family="table-column">
      <style:table-column-properties style:column-width="22.504cm"/>
    </style:style>
    <style:style style:name="Table7.C" style:family="table-column">
      <style:table-column-properties style:column-width="2.752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1pt solid #8b8678" fo:border-bottom="none"/>
    </style:style>
    <style:style style:name="MP1" style:family="paragraph" style:parent-style-name="Footer">
      <style:text-properties fo:color="#8b8678" fo:font-size="9pt" style:font-size-asian="9pt" style:font-size-complex="9pt"/>
    </style:style>
    <style:style style:name="MT1" style:family="text">
      <style:text-properties fo:color="#1f497d" style:font-name="Calibri" fo:font-style="italic" style:font-style-asian="italic"/>
    </style:style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49cm" fo:margin-bottom="1.24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 style:page-usage="right">
      <style:page-layout-properties fo:page-width="29.7cm" fo:page-height="21.001cm" style:num-format="1" style:paper-tray-name="[From printer settings]" style:print-orientation="landscape" fo:margin-top="1.249cm" fo:margin-bottom="1.249cm" fo:margin-left="2.499cm" fo:margin-right="2.499cm" fo:border="none" fo:padding="0cm" style:shadow="none" fo:background-color="transparent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draw:secondary-fill-color="#729fcf" draw:fill-gradient-name="Gradient_20_7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Vuarjasjimmiegoere eksamenasse, åarjelsaemien Jå3. </text:span></text:p>
        <text:p text:style-name="Standard"><text:span text:style-name="MT1">Sæjroe 1–2 gaajhkide laavenjasside, sæjroeh 3–5 fïereguhtese guhkievaestiedasselaavenjasside. </text:span></text:p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  <table:table-cell table:style-name="Table1.A1" office:value-type="string">
              <text:p text:style-name="MP1"/>
            </table:table-cell>
          </table:table-row>
        </table:table>
        <text:p text:style-name="Footer"><draw:frame draw:style-name="Mfr1" draw:name="Bilde 1" text:anchor-type="as-char" svg:width="3.447cm" svg:height="0.492cm" draw:z-index="0"><draw:image xlink:href="Pictures/1000000000000082000000137F1DBBF36C7A12E1.jpg" xlink:type="simple" xlink:show="embed" xlink:actuate="onLoad" loext:mime-type="image/jpeg"/><svg:desc>udir_logo_cmyk</svg:desc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 style:next-style-name="Standard">
      <style:header>
        <text:p text:style-name="Standard"><text:span text:style-name="MT1">Vuarjasjimmiegoere eksamenasse, åarjelsaemien Jå3. </text:span></text:p>
        <text:p text:style-name="Standard"><text:span text:style-name="MT1">Sæjroe 1–2 gaajhkide laavenjasside, sæjroeh 3–5 fïereguhtese guhkievaestiedasselaavenjasside. </text:span></text:p>
      </style:header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1"/>
            </table:table-cell>
          </table:table-row>
        </table:table>
        <text:p text:style-name="Footer"><draw:frame draw:style-name="Mfr2" text:anchor-type="as-char" svg:width="3.447cm" svg:height="0.492cm" draw:z-index="0"><draw:image xlink:href="Pictures/1000000000000082000000137F1DBBF36C7A12E1.jpg" xlink:type="simple" xlink:show="embed" xlink:actuate="onLoad" loext:mime-type="image/jpeg"/><svg:desc>udir_logo_cmyk</svg:desc></draw:frame></text:p>
      </style:footer>
    </style:master-page>
    <style:master-page style:name="Converted2" style:page-layout-name="Mpm1">
      <style:header>
        <text:p text:style-name="Standard"><text:bookmark-start text:name="_GoBack"/><text:span text:style-name="MT1">Vuarjasjimmiegoere eksamenasse, åarjelsaemien Jå 3 sæjtoe 3–5. </text:span></text:p>
        <text:p text:style-name="Standard"><text:span text:style-name="MT1">Nuhtjh dah bielieh goeresne mah laavenjasside sjïehteles.</text:span><text:bookmark-end text:name="_GoBack"/></text:p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/>
            </table:table-cell>
            <table:table-cell table:style-name="Table7.A1" office:value-type="string">
              <text:p text:style-name="MP1"/>
            </table:table-cell>
            <table:table-cell table:style-name="Table7.A1" office:value-type="string">
              <text:p text:style-name="MP1"/>
            </table:table-cell>
          </table:table-row>
        </table:table>
        <text:p text:style-name="Footer"><draw:frame draw:style-name="Mfr2" text:anchor-type="as-char" svg:width="3.447cm" svg:height="0.492cm" draw:z-index="2"><draw:image xlink:href="Pictures/1000000000000082000000137F1DBBF36C7A12E1.jpg" xlink:type="simple" xlink:show="embed" xlink:actuate="onLoad" loext:mime-type="image/jpeg"/><svg:desc>udir_logo_cmyk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irsti Aandstad Hettasch</meta:initial-creator>
    <dc:creator>Tone Vindegg</dc:creator>
    <meta:editing-cycles>4</meta:editing-cycles>
    <meta:print-date>2015-01-26T11:27:00</meta:print-date>
    <meta:creation-date>2015-02-03T12:37:00</meta:creation-date>
    <dc:date>2015-02-03T13:59:00</dc:date>
    <meta:editing-duration>PT11M</meta:editing-duration>
    <meta:generator>LibreOffice/6.4.6.2$Linux_X86_64 LibreOffice_project/40$Build-2</meta:generator>
    <meta:document-statistic meta:table-count="7" meta:image-count="3" meta:object-count="0" meta:page-count="3" meta:paragraph-count="177" meta:word-count="877" meta:character-count="8227" meta:non-whitespace-character-count="7381"/>
    <meta:user-defined meta:name="AppVersion">15.0000</meta:user-defined>
    <meta:user-defined meta:name="Company">essege</meta:user-defined>
    <meta:user-defined meta:name="ContentTypeId">0x01010018ADA0C1418C22418EE9E9C7FA53C45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lc_DocId" meta:value-type="string">QYSE2H2C77H6-814-67</meta:user-defined>
    <meta:user-defined meta:name="_dlc_DocIdItemGuid" meta:value-type="string">8c898c88-f8ce-4aef-a60b-6061525ed2dc</meta:user-defined>
    <meta:user-defined meta:name="_dlc_DocIdUrl" meta:value-type="string">https://pgsd.udir.no/_layouts/DocIdRedir.aspx?ID=QYSE2H2C77H6-814-67, QYSE2H2C77H6-814-67</meta:user-defined>
    <meta:template xlink:type="simple" xlink:actuate="onRequest" xlink:title="ny_vurderingsveiledningsmal_BM" xlink:href=""/>
  </office:meta>
</office:document-meta>
</file>